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B9000001AECF07D69B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1" svg:font-family="'Lucida Bright'" style:font-adornments="Demibold Italic" style:font-family-generic="roman" style:font-pitch="variable"/>
    <style:font-face style:name="Lucida Bright" svg:font-family="'Lucida Br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403cm" fo:margin-left="0cm" fo:margin-right="0cm" table:align="margins"/>
    </style:style>
    <style:style style:name="Table1.A" style:family="table-column">
      <style:table-column-properties style:column-width="4.466cm" style:rel-column-width="16818*"/>
    </style:style>
    <style:style style:name="Table1.B" style:family="table-column">
      <style:table-column-properties style:column-width="12.936cm" style:rel-column-width="48717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background-color="transparent" fo:padding="0.4cm" fo:border-left="none" fo:border-right="0.018cm solid #3095b4" fo:border-top="none" fo:border-bottom="none">
        <style:background-image/>
      </style:table-cell-properties>
    </style:style>
    <style:style style:name="Table1.B1" style:family="table-cell">
      <style:table-cell-properties fo:padding="0.4cm" fo:border="none"/>
    </style:style>
    <style:style style:name="Table1.A2" style:family="table-cell">
      <style:table-cell-properties fo:padding="0.4cm" fo:border-left="none" fo:border-right="0.018cm solid #3095b4" fo:border-top="none" fo:border-bottom="none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Heading_20_1"/>
    <style:style style:name="P4" style:family="paragraph" style:parent-style-name="Heading_20_1">
      <style:text-properties fo:language="nb" fo:country="NO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>
      <style:text-properties fo:language="nb" fo:country="NO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tracked-changes>
        <text:changed-region xml:id="ct239138104" text:id="ct239138104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39142368" text:id="ct239142368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39142472" text:id="ct239142472">
          <text:insertion>
            <office:change-info>
              <dc:creator>Unknown Author</dc:creator>
              <dc:date>2012-08-20T15:42:00</dc:date>
            </office:change-info>
          </text:insertion>
        </text:changed-region>
        <text:changed-region xml:id="ct239142576" text:id="ct239142576">
          <text:insertion>
            <office:change-info>
              <dc:creator>Unknown Author</dc:creator>
              <dc:date>2012-08-20T15:42:00</dc:date>
            </office:change-info>
          </text:insertion>
        </text:changed-region>
        <text:changed-region xml:id="ct239130824" text:id="ct239130824">
          <text:insertion>
            <office:change-info>
              <dc:creator>Unknown Author</dc:creator>
              <dc:date>2012-09-03T11:15:00</dc:date>
            </office:change-info>
          </text:insertion>
        </text:changed-region>
        <text:changed-region xml:id="ct239131032" text:id="ct239131032">
          <text:insertion>
            <office:change-info>
              <dc:creator>Unknown Author</dc:creator>
              <dc:date>2013-03-01T09:07:00</dc:date>
            </office:change-info>
          </text:insertion>
        </text:changed-region>
        <text:changed-region xml:id="ct239142680" text:id="ct239142680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239130928" text:id="ct239130928">
          <text:insertion>
            <office:change-info>
              <dc:creator>Unknown Author</dc:creator>
              <dc:date>2013-03-06T10:27:00</dc:date>
            </office:change-info>
          </text:insertion>
        </text:changed-region>
        <text:changed-region xml:id="ct239142784" text:id="ct239142784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239142888" text:id="ct239142888">
          <text:insertion>
            <office:change-info>
              <dc:creator>Unknown Author</dc:creator>
              <dc:date>2013-03-05T12:36:00</dc:date>
            </office:change-info>
          </text:insertion>
        </text:changed-region>
        <text:changed-region xml:id="ct239137480" text:id="ct239137480">
          <text:insertion>
            <office:change-info>
              <dc:creator>Unknown Author</dc:creator>
              <dc:date>2013-03-05T15:05:00</dc:date>
            </office:change-info>
          </text:insertion>
        </text:changed-region>
        <text:changed-region xml:id="ct239135608" text:id="ct239135608">
          <text:insertion>
            <office:change-info>
              <dc:creator>Unknown Author</dc:creator>
              <dc:date>2013-03-05T14:52:00</dc:date>
            </office:change-info>
          </text:insertion>
        </text:changed-region>
        <text:changed-region xml:id="ct239135088" text:id="ct239135088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39137896" text:id="ct239137896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39138000" text:id="ct239138000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39134152" text:id="ct239134152">
          <text:insertion>
            <office:change-info>
              <dc:creator>Unknown Author</dc:creator>
              <dc:date>2013-03-06T10:55:00</dc:date>
            </office:change-info>
          </text:insertion>
        </text:changed-region>
        <text:changed-region xml:id="ct239134048" text:id="ct239134048">
          <text:insertion>
            <office:change-info>
              <dc:creator>Unknown Author</dc:creator>
              <dc:date>2013-03-06T11:45:00</dc:date>
            </office:change-info>
          </text:insertion>
        </text:changed-region>
        <text:changed-region xml:id="ct239140912" text:id="ct239140912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39140808" text:id="ct239140808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39141016" text:id="ct239141016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38731272" text:id="ct238731272">
          <text:insertion>
            <office:change-info>
              <dc:creator>Unknown Author</dc:creator>
              <dc:date>2013-05-08T17:10:00</dc:date>
            </office:change-info>
          </text:insertion>
        </text:changed-region>
        <text:changed-region xml:id="ct240378768" text:id="ct240378768">
          <text:insertion>
            <office:change-info>
              <dc:creator>Unknown Author</dc:creator>
              <dc:date>2013-05-08T17:14:00</dc:date>
            </office:change-info>
          </text:insertion>
        </text:changed-region>
        <text:changed-region xml:id="ct240378976" text:id="ct240378976">
          <text:insertion>
            <office:change-info>
              <dc:creator>Unknown Author</dc:creator>
              <dc:date>2013-05-08T17:14:00</dc:date>
            </office:change-info>
          </text:insertion>
        </text:changed-region>
        <text:changed-region xml:id="ct240378456" text:id="ct240378456">
          <text:insertion>
            <office:change-info>
              <dc:creator>Unknown Author</dc:creator>
              <dc:date>2013-05-08T17:13:00</dc:date>
            </office:change-info>
          </text:insertion>
        </text:changed-region>
        <text:changed-region xml:id="ct240378040" text:id="ct240378040">
          <text:insertion>
            <office:change-info>
              <dc:creator>Unknown Author</dc:creator>
              <dc:date>2013-05-08T17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Konsulentprofil</text:h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4" text:outline-level="4"><text:s text:c="3"/></text:h>
            <text:h text:style-name="Heading_20_4" text:outline-level="4"><office:annotation><dc:creator>Unknown Author</dc:creator><dc:date>2012-08-07T10:20:17.63</dc:date><text:p text:style-name="P8"><text:span text:style-name="T3">do title</text:span></text:p><text:p text:style-name="P8"><text:span text:style-name="T3">from document(content=img, format='jpg')</text:span></text:p></office:annotation></text:h>
          </table:table-cell>
          <table:table-cell table:style-name="Table1.B1" office:value-type="string">
            <text:h text:style-name="Heading_20_2" text:outline-level="2"><text:change-start text:change-id="ct239138104"/>p.name<text:change-end text:change-id="ct239138104"/> </text:h>
            <text:p text:style-name="P1"><text:change-start text:change-id="ct239142368"/>c.title<text:change-end text:change-id="ct239142368"/></text:p>
            <text:p text:style-name="P1">Tlf: <text:change-start text:change-id="ct239142472"/>p.phone<text:change-end text:change-id="ct239142472"/> - E-post: <text:change-start text:change-id="ct239142576"/>p.mail<text:change-end text:change-id="ct239142576"/> - Alder: <text:change-start text:change-id="ct239130824"/>a['age']<text:change-end text:change-id="ct239130824"/></text:p>
          </table:table-cell>
        </table:table-row>
        <table:table-row table:style-name="Table1.1">
          <table:table-cell table:style-name="Table1.A2" office:value-type="string">
            <text:h text:style-name="Heading_20_4" text:outline-level="4"/>
          </table:table-cell>
          <table:table-cell table:style-name="Table1.B1" office:value-type="string">
            <text:p text:style-name="P2"><text:change-start text:change-id="ct239131032"/>l['profile']<text:change-end text:change-id="ct239131032"/></text:p>
            <text:p text:style-name="P1"><office:annotation><dc:creator>Unknown Author</dc:creator><dc:date>2012-08-07T11:43:32.64</dc:date><text:p text:style-name="P8"><text:span text:style-name="T4">do text</text:span></text:p><text:p text:style-name="P8"><text:span text:style-name="T4">from xhtml(c.profile)</text:span></text:p></office:annotation>placeholder for profile</text:p>
          </table:table-cell>
        </table:table-row>
        <table:table-row table:style-name="Table1.1">
          <table:table-cell table:style-name="Table1.A2" office:value-type="string">
            <text:h text:style-name="Heading_20_4" text:outline-level="4"><text:change-start text:change-id="ct239142680"/><office:annotation><dc:creator>Unknown Author</dc:creator><dc:date>2012-08-06T14:48:57.64</dc:date><text:p text:style-name="P8"><text:span text:style-name="T4">do row for te in t</text:span></text:p></office:annotation><text:change-end text:change-id="ct239142680"/></text:h>
          </table:table-cell>
          <table:table-cell table:style-name="Table1.B1" office:value-type="string">
            <text:p text:style-name="P2"><text:change-start text:change-id="ct239130928"/>te.title<text:change-end text:change-id="ct239130928"/></text:p>
            <text:p text:style-name="P1"><text:change-start text:change-id="ct239142784"/>te.data<text:change-end text:change-id="ct239142784"/></text:p>
          </table:table-cell>
        </table:table-row>
      </table:table>
      <text:p text:style-name="Text_20_body"/>
      <text:h text:style-name="P5" text:outline-level="1"><text:change-start text:change-id="ct239142888"/>l['experience']<text:change-end text:change-id="ct239142888"/></text:h>
      <text:p text:style-name="Text_20_body"/>
      <text:section text:style-name="Sect1" text:name="Section1">
        <text:h text:style-name="Heading_20_3" text:outline-level="3"><office:annotation><dc:creator>Unknown Author</dc:creator><dc:date>2013-03-05T14:52:58.65</dc:date><text:p text:style-name="P8"><text:span text:style-name="T4">do section for ex in e</text:span></text:p></office:annotation><text:change-start text:change-id="ct239137480"/>ex.from_year<text:change-end text:change-id="ct239137480"/> <text:change-start text:change-id="ct239135608"/>ex.title<text:change-end text:change-id="ct239135608"/></text:h>
        <text:p text:style-name="Standard"><text:span text:style-name="T1">Periode:</text:span> <text:change-start text:change-id="ct239135088"/>ex.from_year<text:change-end text:change-id="ct239135088"/></text:p>
        <text:p text:style-name="Standard"><text:span text:style-name="T1">Klient:</text:span> <text:change-start text:change-id="ct239137896"/>ex.company<text:change-end text:change-id="ct239137896"/></text:p>
        <text:p text:style-name="Standard"><office:annotation><dc:creator>Unknown Author</dc:creator><dc:date>2012-08-20T11:04:03.65</dc:date><text:p text:style-name="P8"><text:span text:style-name="T4">do text </text:span></text:p><text:p text:style-name="P8"><text:span text:style-name="T4">from xhtml(ex.description)</text:span></text:p></office:annotation>placeholder for description</text:p>
        <text:p text:style-name="Standard"><text:span text:style-name="T1">Teknologier: </text:span><text:change-start text:change-id="ct239138000"/><text:span text:style-name="T2">ex.techs</text:span><text:change-end text:change-id="ct239138000"/></text:p>
        <text:p text:style-name="Text_20_body"/>
      </text:section>
      <text:p text:style-name="P1"/>
      <text:h text:style-name="Heading_20_1" text:outline-level="1"><text:change-start text:change-id="ct239134152"/>l['workplace']<text:change-end text:change-id="ct239134152"/></text:h>
      <text:p text:style-name="Text_20_body"/>
      <text:section text:style-name="Sect1" text:name="Section2">
        <text:h text:style-name="Heading_20_3" text:outline-level="3"><office:annotation><dc:creator>Unknown Author</dc:creator><dc:date>2013-03-06T11:44:42.66</dc:date><text:p text:style-name="P8"><text:span text:style-name="T4">do section for wp in w</text:span></text:p></office:annotation><text:change-start text:change-id="ct239134048"/>wp.from_year<text:change-end text:change-id="ct239134048"/> <text:change-start text:change-id="ct239140912"/>wp.title<text:change-end text:change-id="ct239140912"/></text:h>
        <text:p text:style-name="Text_20_body">Periode: <text:change-start text:change-id="ct239140808"/>wp.from_year<text:change-end text:change-id="ct239140808"/></text:p>
        <text:p text:style-name="Text_20_body">Klient: <text:change-start text:change-id="ct239141016"/>wp.company<text:change-end text:change-id="ct239141016"/></text:p>
        <text:p text:style-name="Text_20_body"><office:annotation><dc:creator>Unknown Author</dc:creator><dc:date>2013-03-06T11:47:20.67</dc:date><text:p text:style-name="P8"><text:span text:style-name="T4">do text </text:span></text:p><text:p text:style-name="P8"><text:span text:style-name="T4">from xhtml(wp.description)</text:span></text:p></office:annotation>placeholder for desc</text:p>
      </text:section>
      <text:p text:style-name="P1"/>
      <text:h text:style-name="Heading_20_1" text:outline-level="1"><text:change-start text:change-id="ct238731272"/>l['education']<text:change-end text:change-id="ct238731272"/></text:h>
      <text:p text:style-name="Text_20_body"/>
      <text:section text:style-name="Sect1" text:name="Section3">
        <text:h text:style-name="Heading_20_3" text:outline-level="3"><office:annotation><dc:creator>Unknown Author</dc:creator><dc:date>2013-03-06T11:44:42.66</dc:date><text:p text:style-name="P8"><text:span text:style-name="T4">do section for du in d</text:span></text:p></office:annotation><text:change-start text:change-id="ct240378768"/>du.from_year<text:change-end text:change-id="ct240378768"/> <text:change-start text:change-id="ct240378976"/>du.title<text:change-end text:change-id="ct240378976"/></text:h>
        <text:p text:style-name="Text_20_body">Periode: <text:change-start text:change-id="ct240378456"/>du.from_year<text:change-end text:change-id="ct240378456"/></text:p>
        <text:p text:style-name="Text_20_body">Klient: <text:change-start text:change-id="ct240378040"/>du.school<text:change-end text:change-id="ct240378040"/></text:p>
        <text:p text:style-name="Text_20_body"><office:annotation><dc:creator>Unknown Author</dc:creator><dc:date>2013-03-06T11:47:20.67</dc:date><text:p text:style-name="P8"><text:span text:style-name="T4">do text </text:span></text:p><text:p text:style-name="P8"><text:span text:style-name="T4">from xhtml(du.description)</text:span></text:p></office:annotation>placeholder for desc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1" svg:font-family="'Lucida Bright'" style:font-adornments="Demibold Italic" style:font-family-generic="roman" style:font-pitch="variable"/>
    <style:font-face style:name="Lucida Bright" svg:font-family="'Lucida Br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1.199cm" fo:margin-right="0cm" fo:margin-top="0cm" fo:margin-bottom="0.199cm" fo:text-indent="0cm" style:auto-text-indent="false" style:page-number="auto" fo:background-color="transparent" style:shadow="none">
        <style:tab-stops/>
        <style:background-image/>
      </style:paragraph-properties>
      <style:text-properties fo:color="#4c4c4c" style:font-name="Lucida Sans Unicod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Lucida Sans Unicode" fo:font-size="8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3095b4" style:font-name="Lucida Bright" fo:font-size="16pt" fo:font-weight="600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style:font-name="Lucida Sans Unicode"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style:font-name="Lucida Bright1" fo:font-size="75%" fo:font-style="italic" fo:font-weight="600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 fo:padding="0.049cm" fo:border-left="none" fo:border-right="none" fo:border-top="none" fo:border-bottom="0.018cm solid #4c4c4c" style:shadow="none"/>
      <style:text-properties fo:color="#4c4c4c" style:font-name="Lucida Sans Unicode" fo:font-size="8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99cm" fo:margin-left="1.799cm" fo:margin-right="1.7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5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1" text:outline-level="1"><draw:frame draw:style-name="Mfr1" draw:name="graphics1" text:anchor-type="paragraph" svg:width="17.403cm" svg:height="5.106cm" draw:z-index="1"><draw:image xlink:href="Pictures/10000000000005B9000001AECF07D69B.png" xlink:type="simple" xlink:show="embed" xlink:actuate="onLoad"/></draw:frame></text:h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2DT6H43M10S</meta:editing-duration>
    <meta:editing-cycles>199</meta:editing-cycles>
    <meta:generator>OpenOffice.org/3.4.1$Win32 OpenOffice.org_project/341m1$Build-9593</meta:generator>
    <dc:date>2013-05-08T17:14:34.52</dc:date>
    <meta:document-statistic meta:table-count="1" meta:image-count="1" meta:object-count="0" meta:page-count="2" meta:paragraph-count="27" meta:word-count="58" meta:character-count="448"/>
    <meta:user-defined meta:name="Info 1"/>
    <meta:user-defined meta:name="Info 2"/>
    <meta:user-defined meta:name="Info 3"/>
    <meta:user-defined meta:name="Info 4"/>
  </office:meta>
</office:document-meta>
</file>